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Itálica" style:font-pitch="variable"/>
    <style:font-face style:name="Libre Baskerville" svg:font-family="'Libre Baskerville'" style:font-adornments="Negri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35a" officeooo:paragraph-rsid="0006435a"/>
    </style:style>
    <style:style style:name="P2" style:family="paragraph" style:parent-style-name="Subtitle">
      <style:text-properties officeooo:rsid="003d8433" officeooo:paragraph-rsid="003d8433"/>
    </style:style>
    <style:style style:name="P3" style:family="paragraph" style:parent-style-name="Comando">
      <style:text-properties officeooo:rsid="00070ce9" officeooo:paragraph-rsid="00794bec"/>
    </style:style>
    <style:style style:name="P4" style:family="paragraph" style:parent-style-name="Text_20_body">
      <style:text-properties officeooo:paragraph-rsid="0085ad9c"/>
    </style:style>
    <style:style style:name="P5" style:family="paragraph" style:parent-style-name="Text_20_body">
      <style:paragraph-properties fo:margin-top="0cm" fo:margin-bottom="0.049cm" loext:contextual-spacing="false"/>
    </style:style>
    <style:style style:name="P6" style:family="paragraph" style:parent-style-name="Comando">
      <style:text-properties officeooo:rsid="00070ce9" officeooo:paragraph-rsid="00908108"/>
    </style:style>
    <style:style style:name="P7" style:family="paragraph" style:parent-style-name="Comando">
      <style:text-properties officeooo:paragraph-rsid="00973a95"/>
    </style:style>
    <style:style style:name="P8" style:family="paragraph" style:parent-style-name="Heading_20_2">
      <style:text-properties style:font-name="Libre Baskerville" fo:font-size="13pt" fo:font-weight="bold" officeooo:rsid="008f5b49" officeooo:paragraph-rsid="008f5b4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Heading_20_2">
      <style:text-properties style:font-name="Libre Baskerville" fo:font-size="13pt" fo:font-weight="bold" officeooo:rsid="00993007" officeooo:paragraph-rsid="009930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0" style:family="paragraph" style:parent-style-name="Text_20_body">
      <style:text-properties officeooo:rsid="008f5b49" officeooo:paragraph-rsid="008f5b49"/>
    </style:style>
    <style:style style:name="P11" style:family="paragraph" style:parent-style-name="Text_20_body">
      <style:text-properties officeooo:rsid="00905505" officeooo:paragraph-rsid="00905505"/>
    </style:style>
    <style:style style:name="P12" style:family="paragraph" style:parent-style-name="Text_20_body">
      <style:text-properties officeooo:paragraph-rsid="00908108"/>
    </style:style>
    <style:style style:name="P13" style:family="paragraph" style:parent-style-name="Text_20_body">
      <style:text-properties officeooo:rsid="00914cf4" officeooo:paragraph-rsid="00914cf4"/>
    </style:style>
    <style:style style:name="P14" style:family="paragraph" style:parent-style-name="Text_20_body">
      <style:text-properties officeooo:paragraph-rsid="00914cf4"/>
    </style:style>
    <style:style style:name="P15" style:family="paragraph" style:parent-style-name="Text_20_body">
      <style:text-properties officeooo:rsid="0094050f" officeooo:paragraph-rsid="0094050f"/>
    </style:style>
    <style:style style:name="P16" style:family="paragraph" style:parent-style-name="Text_20_body">
      <style:text-properties officeooo:paragraph-rsid="0094cc40"/>
    </style:style>
    <style:style style:name="P17" style:family="paragraph" style:parent-style-name="Text_20_body">
      <style:text-properties officeooo:paragraph-rsid="0095502a"/>
    </style:style>
    <style:style style:name="P18" style:family="paragraph" style:parent-style-name="Text_20_body">
      <style:text-properties officeooo:rsid="0097604c" officeooo:paragraph-rsid="0097604c"/>
    </style:style>
    <style:style style:name="P19" style:family="paragraph" style:parent-style-name="Text_20_body">
      <style:text-properties officeooo:paragraph-rsid="0097604c"/>
    </style:style>
    <style:style style:name="P20" style:family="paragraph" style:parent-style-name="Text_20_body">
      <style:text-properties officeooo:rsid="0099d0df" officeooo:paragraph-rsid="0099d0df"/>
    </style:style>
    <style:style style:name="P21" style:family="paragraph" style:parent-style-name="Text_20_body">
      <style:text-properties officeooo:rsid="009b6aad" officeooo:paragraph-rsid="009b6aad"/>
    </style:style>
    <style:style style:name="T1" style:family="text">
      <style:text-properties fo:font-variant="small-caps" style:font-name="Libre Baskerville" fo:font-size="28pt" fo:font-weight="bold" officeooo:rsid="0051cba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85ad9c" style:font-style-asian="italic" style:font-style-complex="italic"/>
    </style:style>
    <style:style style:name="T4" style:family="text">
      <style:text-properties fo:font-style="italic" officeooo:rsid="0089662a" style:font-style-asian="italic" style:font-style-complex="italic"/>
    </style:style>
    <style:style style:name="T5" style:family="text">
      <style:text-properties officeooo:rsid="008d68f0"/>
    </style:style>
    <style:style style:name="T6" style:family="text">
      <style:text-properties officeooo:rsid="008f5b49"/>
    </style:style>
    <style:style style:name="T7" style:family="text">
      <style:text-properties officeooo:rsid="00908108"/>
    </style:style>
    <style:style style:name="T8" style:family="text">
      <style:text-properties officeooo:rsid="00914cf4"/>
    </style:style>
    <style:style style:name="T9" style:family="text">
      <style:text-properties officeooo:rsid="00931292"/>
    </style:style>
    <style:style style:name="T10" style:family="text">
      <style:text-properties officeooo:rsid="0094050f"/>
    </style:style>
    <style:style style:name="T11" style:family="text">
      <style:text-properties officeooo:rsid="0094cc40"/>
    </style:style>
    <style:style style:name="T12" style:family="text">
      <style:text-properties officeooo:rsid="0095502a"/>
    </style:style>
    <style:style style:name="T13" style:family="text">
      <style:text-properties officeooo:rsid="00966100"/>
    </style:style>
    <style:style style:name="T14" style:family="text">
      <style:text-properties officeooo:rsid="00971b02"/>
    </style:style>
    <style:style style:name="T15" style:family="text">
      <style:text-properties officeooo:rsid="00973a95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officeooo:rsid="0097604c"/>
    </style:style>
    <style:style style:name="T18" style:family="text">
      <style:text-properties officeooo:rsid="009930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an Ángel Sampedro Martínez</text:p>
      <text:p text:style-name="Title">PEC<text:span text:style-name="T6">3</text:span></text:p>
      <text:p text:style-name="P1"/>
      <text:h text:style-name="Heading_20_1" text:outline-level="1">In<text:span text:style-name="T1">troducción</text:span></text:h>
      <text:p text:style-name="Text_20_body">Repositorio: <text:a xlink:type="simple" xlink:href="https://github.com/techurbana/-Herramientas-HTML-y-CCS-II-" text:style-name="Internet_20_link" text:visited-style-name="Visited_20_Internet_20_Link">https://github.com/techurbana/-Herramientas-HTML-y-CCS-II-</text:a></text:p>
      <text:p text:style-name="P5">Netlify: <text:a xlink:type="simple" xlink:href="https://dreamy-brown-1e9856.netlify.app/dist/" text:style-name="Internet_20_link" text:visited-style-name="Visited_20_Internet_20_Link">https://dreamy-brown-1e9856.netlify.app/dist/</text:a> </text:p>
      <text:p text:style-name="P4"><text:tab/><text:span text:style-name="T2"> </text:span><text:span text:style-name="T3">(</text:span><text:span text:style-name="T4">¡¡</text:span><text:span text:style-name="T3"> Aún no he sido capaz de realizarlo sin el /dist final !!)</text:span></text:p>
      <text:p text:style-name="Text_20_body">Ficheros y carpetas incluidos en la entrega: <text:s text:c="3"/>/src <text:s text:c="4"/>/dist <text:s text:c="2"/><text:span text:style-name="T5">package.json <text:s/></text:span><text:s/>.stylelintrc.js</text:p>
      <text:h text:style-name="P8" text:outline-level="2">Problemas encontrados</text:h>
      <text:p text:style-name="P10">En Ubuntu 20.04 LTS, la versión de nodejs es, por defecto, la versión 10, la cual da el error “...flatMap is not a function” al compilar. <text:s/>Por otro lado, actualizar a la última versión (la 15), provoca el error “Could not locate the bindings file”. <text:s/>Con la versión 11, todo va correcto:</text:p>
      <text:p text:style-name="P3">sudo n 11.15.0</text:p>
      <text:p text:style-name="P11">Reiniciar el terminal.</text:p>
      <text:h text:style-name="Heading_20_2" text:outline-level="2">Fontawesome</text:h>
      <text:p text:style-name="Text_20_body"><text:span text:style-name="T15">Puesto que la PEC2 hace uso de esta librería (también en las páginas a replicar elegidas), debemos incluir dicha</text:span> librerías vía npm, <text:span text:style-name="T15">y añadir el correspondiente include en main.scss:</text:span></text:p>
      <text:p text:style-name="P7">npm install --save @fortawesome/fontawesome-free<text:span text:style-name="T16"><text:line-break/><text:line-break/></text:span>@import "@fortawesome/fontawesome-free/css/all.css";</text:p>
      <text:h text:style-name="Heading_20_1" text:outline-level="1">Diseño</text:h>
      <text:h text:style-name="Heading_20_2" text:outline-level="2">Fomato general</text:h>
      <text:p text:style-name="P15">En body incorporamos ciertas reglas.</text:p>
      <text:p text:style-name="P15">En definifiva, realizamos por defecto un texto de mayor tamaño y justificado, lo cual puede ser cambiado en cualquier momento sin tener que eliminar ninguna regla (con “none”, por ejemplo). <text:s/>Eso nos ahorrará establecer varias clases en cada uno de los párrafos, aunque debe quedar claro que los tamaños de tailwind (sm, 1xl, etc.) no van a ser relativos al tamaño de letra por defecto, lo cual puede ser un problema.</text:p>
      <text:h text:style-name="Heading_20_2" text:outline-level="2"><text:soft-page-break/>Abstracciones</text:h>
      <text:p text:style-name="P15">• Button. <text:s/><text:span text:style-name="T11">Este es un clásico de abstracción, y aquí no es una excepción. <text:s/>Aunque en esta PEC3 no se incorporan más detalles, sería muy fácil incorporar comportamientos (focus, hover, etc.) en la clase</text:span></text:p>
      <text:p text:style-name="P17"><text:span text:style-name="T10">• </text:span><text:span text:style-name="T12">Card. <text:s/></text:span><text:span text:style-name="T13">Se ha introducido este elemento, pues está presente en varias páginas. <text:s/>Consiste, tan solo, en un marco gris con fondo blanco, más unos paddings concretos. <text:s/>Esta abstraccción no posee ninguna restricción sobre qué puede haber o no dentro, pues ello incurriría fácilmente en una abstracción demasiado específica (“card con título y texto”, </text:span><text:span text:style-name="T14">más luego “</text:span><text:span text:style-name="T13">card con solo texto”, etc.) o, peor aún, con algún sentido semántico (letrero, aviso, etc.).</text:span></text:p>
      <text:p text:style-name="P21">Título no: por semántica y sencillez</text:p>
      <text:h text:style-name="Heading_20_2" text:outline-level="2">Estructura</text:h>
      <text:p text:style-name="P12"><text:span text:style-name="T7">Para equiparar el diseño con el realizado en la PEC2, debemos conseguir que el contenido de la página ocupe un 70% del ancho, en el centro: éste es el típico wrap de tantas y tantas páginas web. <text:s/>Además, en móbiles y pantallas de menor resolución, este ancho debe ser del 70%.</text:span></text:p>
      <text:p text:style-name="P12"><text:span text:style-name="T7">Puesto que Tailwind no posee ninguna clase sobre el ancho de elementos de bloque, creamos nuestra propia clase. <text:s/>Debemos evitar nombres semánticos como “wrap”, por lo que nos decantamos por “center-70”. <text:s/>Para poder aplicarlo a tamaños de página de tailwind (sm, md, x1, etc.), lo rodeamos con la cláusula “@responsive”, y así podremos usar “md:center-70” en nuestro html.</text:span></text:p>
      <text:p text:style-name="P6">@responsive {</text:p>
      <text:p text:style-name="P6"><text:s text:c="2"/>.center-70 {</text:p>
      <text:p text:style-name="P6"><text:s text:c="4"/>width: 70%;</text:p>
      <text:p text:style-name="P6"><text:s text:c="4"/>margin: 0 auto;</text:p>
      <text:p text:style-name="P6"><text:s text:c="2"/>}</text:p>
      <text:p text:style-name="P6">}</text:p>
      <text:h text:style-name="Heading_20_1" text:outline-level="1">Conclusiones</text:h>
      <text:p text:style-name="P18">En anterior PEC, dudaba de las clases de Bootstrap (como los márgenes) en las que se pasaba el control al HTML en vez del CSS. <text:s/>Aunque aquella mezcla no convencía, al ver en su completitud el Atomic CSS, queda más clara su utilidad.</text:p>
      <text:h text:style-name="P9" text:outline-level="2">Control del diseñador</text:h>
      <text:p text:style-name="P13">Liberador.</text:p>
      <text:p text:style-name="P14"><text:span text:style-name="T8">Con Tailwind, todos los elementos están inicialmente al mismo nivel: por ejemplo, “h1” y “p” tienen el mismo tamaño de letra. <text:s/>A partir de ahí, el programador conserva el control de todos los elementos, formateándolos como desee. <text:s/>Comparándolo con Bootsrap, éste ya incorporaba varios elementos como que cada fila es ya un flexbox. <text:s/></text:span><text:span text:style-name="T11">Es</text:span><text:span text:style-name="T8">to originaba ciertos descuadres </text:span><text:span text:style-name="T9">debido a que Bootstrap ya introducía </text:span><text:span text:style-name="T18">dichos</text:span><text:span text:style-name="T9"> elementos: la cabecera quedaba algo más ancha que el contenido, </text:span><text:soft-page-break/><text:span text:style-name="T9">etcé</text:span><text:span text:style-name="T11">tera</text:span><text:span text:style-name="T9">. <text:s/></text:span><text:span text:style-name="T11">Sin duda estos defectos son subsanables por un diseñador con más experiencia, pero con Tailwind no están ya de entrada.</text:span></text:p>
      <text:h text:style-name="Heading_20_2" text:outline-level="2">Simplicidad</text:h>
      <text:p text:style-name="P19"><text:span text:style-name="T17">No </text:span><text:span text:style-name="T18">hay </text:span><text:span text:style-name="T17">necesidad de inventarse nombres. <text:s/>Mejor aún, de recordarlos. <text:s/></text:span><text:span text:style-name="T18">Tan solo evitar la semántica en los nombres de las abstracciones.</text:span></text:p>
      <text:p text:style-name="P16"><text:span text:style-name="T11">No queda duda que la productividad es mayor, al tener que usar, casi exclusivamente, los ficheros HTML. <text:s/>En general, da mayor libertad al diseño. <text:s/>En equipos de desarrollo, un nuevo desarrollador tan solo tendrá que conozcer/aprender tailwind (algo bastante fácil, dada su sencillez y popularidad) y las abstracciones ya hechas, que el desarrollador tenderá a usar de forma natural para ahorrarse trabajo.</text:span></text:p>
      <text:p text:style-name="P20"/>
      <text:p text:style-name="P20">Colores Theme Bootstrap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Itálica" style:font-pitch="variable"/>
    <style:font-face style:name="Libre Baskerville" svg:font-family="'Libre Baskerville'" style:font-adornments="Negri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921cm" fo:margin-bottom="0.21cm" loext:contextual-spacing="false"/>
      <style:text-properties fo:font-variant="small-caps" style:font-name="Libre Baskerville" fo:font-family="'Libre Baskerville'" style:font-style-name="Negrita" style:font-pitch="variable" fo:font-size="2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cm" fo:margin-bottom="0.21cm" loext:contextual-spacing="false"/>
      <style:text-properties style:font-name="Libre Baskerville" fo:font-family="'Libre Baskerville'" style:font-style-name="Negrita" style:font-pitch="variable" fo:font-size="13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7ecfb"/>
      <style:paragraph-properties fo:margin-left="0.6cm" fo:margin-right="0.6cm" fo:margin-top="0.101cm" fo:margin-bottom="0.101cm" loext:contextual-spacing="true" fo:line-height="130%" fo:text-indent="0cm" style:auto-text-indent="false" fo:background-color="#e7ecfb" fo:padding-left="0.25cm" fo:padding-right="0.25cm" fo:padding-top="0.15cm" fo:padding-bottom="0.15cm" fo:border="0.06pt fine-dashed #adbcea" style:shadow="none"/>
      <style:text-properties fo:color="#394566" style:font-name="Ubuntu Mono" fo:font-family="'Ubuntu Mono'" style:font-style-name="Normal" style:font-pitch="fixed" fo:font-size="10.5pt" fo:font-weight="normal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ando" style:family="paragraph" style:parent-style-name="Preformatted_20_Text">
      <loext:graphic-properties draw:fill="solid" draw:fill-color="#e8e8e8"/>
      <style:paragraph-properties fo:margin-top="0cm" fo:margin-bottom="0.199cm" loext:contextual-spacing="true" fo:text-align="start" style:justify-single-word="false" fo:background-color="#e8e8e8" fo:padding-left="0.25cm" fo:padding-right="0.25cm" fo:padding-top="0.15cm" fo:padding-bottom="0.15cm" fo:border="0.06pt fine-dashed #b2b2b2"/>
      <style:text-properties fo:color="#333333" fo:font-size="10.5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Libre Baskerville1" fo:font-family="'Libre Baskerville'" style:font-style-name="Itálica" style:font-pitch="variable" fo:font-size="28pt" fo:font-style="normal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1" fo:font-family="'Liberation Serif'" style:font-style-name="Normal" style:font-family-generic="roman" style:font-pitch="variable" fo:font-size="13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font-name="Ubuntu Mono" fo:font-family="'Ubuntu Mono'" style:font-style-name="Normal" style:font-pitch="fixed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08:38:50.393834065</meta:creation-date>
    <dc:date>2020-12-30T12:04:54.554750635</dc:date>
    <meta:editing-duration>PT20H31M7S</meta:editing-duration>
    <meta:editing-cycles>98</meta:editing-cycles>
    <meta:generator>LibreOffice/6.4.6.2$Linux_X86_64 LibreOffice_project/40$Build-2</meta:generator>
    <meta:document-statistic meta:table-count="0" meta:image-count="0" meta:object-count="0" meta:page-count="3" meta:paragraph-count="40" meta:word-count="673" meta:character-count="4313" meta:non-whitespace-character-count="3634"/>
  </office:meta>
</office:document-meta>
</file>